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879 </text:p>
      <text:p text:style-name="P1">DISTRIBUINDO SEU CÓDIGO</text:p>
      <text:p text:style-name="P3"/>
      <text:p text:style-name="P3">A Crônica da Distribuição de Código</text:p>
      <text:p text:style-name="P3"/>
      <text:p text:style-name="P3">Escrever programas de computador é indiscutivelmente uma parte importante de vários tipos de projetos ligados à engenharia. Uma outra característica de programas de computador é que eles são abstratos e difíceis de fazer, e é comum que um programador passe muito tempo depurando código e encontrando soluções para bugs relevantes, porém obscuros. Também, costuma ser difícil implementar soluções otimizadas para problemas muito comuns (por exemplo: multiplicar matrizes), especialmente se levarmos em consideração todas as variações do hardware (frequência do clock, tamanho da cache, disponibilidade de GPU, etc.) e do programa em questão (por exemplo, a ordem de resolução de uma cadeia de multiplicações matriciais ou as propriedades de esparsidade das matrizes).</text:p>
      <text:p text:style-name="P3"/>
      <text:p text:style-name="P3">Uma possível maneira de amenizar essa situação é encontrar equipes específicas para trabalhar com problemas pontuais e comuns a várias situações. Essas equipes são responsáveis por produzir código de computador <text:span text:style-name="T1">reaproveitável</text:span>, isto é, que pode ser usado em diversos contextos. As equipes podem ser internas à uma empresa (como os times de I.A. do Google), podem produzir trechos de códigos que podem ser vendidos e incorporados a outros programas (produzindo bibliotecas como o Armadillo) ou, talvez, possam produzir linguagens de programação inteiramente voltadas a fins específicos (como MatLab e R).</text:p>
      <text:p text:style-name="P3"/>
      <text:p text:style-name="P3">Nesta aula, estudaremos alguns ponteiros elementares sobre como produzir e distribuir bibliotecas em C e, ao mesmo tempo, proteger a propriedade intelectual dos algoritmos que forem implementados nela.</text:p>
      <text:p text:style-name="P2"/>
      <text:p text:style-name="P2">Exercício 1</text:p>
      <text:p text:style-name="P4">Objetivos: entender o que é um header file e entender sua diferença em relação à implementação</text:p>
      <text:p text:style-name="P5"/>
      <text:p text:style-name="P5">Os seguintes arquivos estão no mesmo diretório em um computador:</text:p>
      <text:p text:style-name="P5"/>
      <text:p text:style-name="P5">/* interface.h */</text:p>
      <text:p text:style-name="P5">#ifndef INTERFACE_H</text:p>
      <text:p text:style-name="P5">#define INTERFACE_H</text:p>
      <text:p text:style-name="P5">void imprimir();</text:p>
      <text:p text:style-name="P5">#endif</text:p>
      <text:p text:style-name="P5"/>
      <text:p text:style-name="P5">/* interface01.c */</text:p>
      <text:p text:style-name="P5">#include “interface.h”</text:p>
      <text:p text:style-name="P5">void imprimir() {</text:p>
      <text:p text:style-name="P5"><text:s text:c="2"/>printf(“01\n”);</text:p>
      <text:p text:style-name="P5">}</text:p>
      <text:p text:style-name="P5"/>
      <text:p text:style-name="P5">/* interface02.c */</text:p>
      <text:p text:style-name="P5">#include “interface.h”</text:p>
      <text:p text:style-name="P5">void imprimir() {</text:p>
      <text:p text:style-name="P5"><text:s text:c="2"/>printf(“02\n”);</text:p>
      <text:p text:style-name="P5">}</text:p>
      <text:p text:style-name="P5"/>
      <text:p text:style-name="P5">/* main.c */</text:p>
      <text:p text:style-name="P5">#include “interface.h”</text:p>
      <text:p text:style-name="P5"><text:soft-page-break/>int main() {</text:p>
      <text:p text:style-name="P5"><text:s text:c="2"/>imprimir();</text:p>
      <text:p text:style-name="P5"><text:s text:c="2"/>return 0;</text:p>
      <text:p text:style-name="P5">}</text:p>
      <text:p text:style-name="P5"/>
      <text:p text:style-name="P5">a) O que deverá ser impresso na tela ao digitar os comandos:</text:p>
      <text:p text:style-name="P5">gcc -omain main.c interface01.c</text:p>
      <text:p text:style-name="P5">./main</text:p>
      <text:p text:style-name="P5">b) O que deverá ser impresso na tela ao digitar os comandos:</text:p>
      <text:p text:style-name="P5">gcc -omain main.c interface02.c</text:p>
      <text:p text:style-name="P5">./main</text:p>
      <text:p text:style-name="P5">c) Por que a saída muda sem que tenha havido modificação no programa?</text:p>
      <text:p text:style-name="P5">d) Que informação, contida em interface.h, deve permanecer estática mesmo que interface01.c seja trocado por interface02.c?</text:p>
      <text:p text:style-name="P5">e) Onde a função imprimir() é definida? Onde ela é implementada?</text:p>
      <text:p text:style-name="P5"/>
      <text:p text:style-name="P6">Exercício 2</text:p>
      <text:p text:style-name="P4">Objetivo: entender como um header file organizado funciona</text:p>
      <text:p text:style-name="P4"/>
      <text:p text:style-name="P5">Considere o header file abaixo:</text:p>
      <text:p text:style-name="P5">void inicializar_vetor(int *vetor, unsigned int tamanho);</text:p>
      <text:p text:style-name="P5">float media(int *vetor, unsigned int tamanho);</text:p>
      <text:p text:style-name="P5">float variancia(int *vetor, unsigned int tamanho);</text:p>
      <text:p text:style-name="P5"/>
      <text:p text:style-name="P5">a) O que cada uma das funções faz?</text:p>
      <text:p text:style-name="P5">b) O que seus parâmetros significam?</text:p>
      <text:p text:style-name="P5">c) O que as funções media e variancia retornam?</text:p>
      <text:p text:style-name="P5"/>
      <text:p text:style-name="P6">Exercício 3</text:p>
      <text:p text:style-name="P4">Objetivo: entender o impacto de um header file desorganizado</text:p>
      <text:p text:style-name="P5">void f0(int *M, unsigned int N);</text:p>
      <text:p text:style-name="P5">float m1(int *k, unsigned int M);</text:p>
      <text:p text:style-name="P5">float m2(unsigned int a, int *x);</text:p>
      <text:p text:style-name="P5"/>
      <text:p text:style-name="P5">a) Esse header file poderia se relacionar às mesmas funcionalidades vistas no exercício 2?</text:p>
      <text:p text:style-name="P5">b) Quais são os aspectos destas definições que a tornam mais difícil de entender?</text:p>
      <text:p text:style-name="P5"/>
      <text:p text:style-name="P6">Exercício 4</text:p>
      <text:p text:style-name="P4">Objetivo: entender como usar void * para persistência de dados</text:p>
      <text:p text:style-name="P5"/>
      <text:p text:style-name="P5">Considere o código abaixo:</text:p>
      <text:p text:style-name="P5"/>
      <text:p text:style-name="P5">/* retangulos.c */</text:p>
      <text:p text:style-name="P5">typedef struct {</text:p>
      <text:p text:style-name="P5"><text:s text:c="2"/>float largura, float altura;</text:p>
      <text:p text:style-name="P5">} retangulo, *Retangulo;</text:p>
      <text:p text:style-name="P5"/>
      <text:p text:style-name="P5">void *retangulo_novo(float largura, float altura) {</text:p>
      <text:p text:style-name="P5"><text:s text:c="2"/>Retangulo r = (Retangulo) malloc(sizeof(retangulo));</text:p>
      <text:p text:style-name="P5"><text:s text:c="2"/>r-&gt; largura = largura;</text:p>
      <text:p text:style-name="P5"><text:s text:c="2"/>r-&gt; altura = altura;</text:p>
      <text:p text:style-name="P5"><text:s text:c="2"/>return (void *) r;</text:p>
      <text:p text:style-name="P5"><text:soft-page-break/>}</text:p>
      <text:p text:style-name="P5"/>
      <text:p text:style-name="P5">float retangulo_area(void *ret) {</text:p>
      <text:p text:style-name="P5"><text:s text:c="2"/>Retangulo r = (Retangulo) ret;</text:p>
      <text:p text:style-name="P5"><text:s text:c="2"/>return r-&gt;largura * r-&gt; altura;</text:p>
      <text:p text:style-name="P5">}</text:p>
      <text:p text:style-name="P5"/>
      <text:p text:style-name="P5">#include &lt;stdio.h&gt;</text:p>
      <text:p text:style-name="P5">int main() {</text:p>
      <text:p text:style-name="P5"><text:s text:c="2"/>Retangulo r = (Retangulo) retangulo_novo(5, 3);</text:p>
      <text:p text:style-name="P5"><text:s text:c="2"/>float A = retangulo_area( (void*) r);</text:p>
      <text:p text:style-name="P5"><text:s text:c="2"/>printf(“Area: %f\n”, A);</text:p>
      <text:p text:style-name="P5"><text:s text:c="2"/>return 0;</text:p>
      <text:p text:style-name="P5">}</text:p>
      <text:p text:style-name="P5"/>
      <text:p text:style-name="P5">a) Em que região da memória (pilha ou heap) os dados do retângulo são armazenados?</text:p>
      <text:p text:style-name="P5">b) Como a função retangulo_area() “sabe” de qual retângulo deve calcular a área?</text:p>
      <text:p text:style-name="P5">c) Por que o typecasting de void* para Retangulo é válido?</text:p>
      <text:p text:style-name="P5"/>
      <text:p text:style-name="P6">Exercício 5</text:p>
      <text:p text:style-name="P4">Objetivo: entender como funcionam bibliotecas pré-compiladas estáticas</text:p>
      <text:p text:style-name="P5"/>
      <text:p text:style-name="P5">Suponha que estamos fazendo uma biblioteca com algoritmos para calcular a área de retângulos. A implementação dela é mostrada no exercício 4. </text:p>
      <text:p text:style-name="P5">a) Como deve ser o header file retangulos.h?</text:p>
      <text:p text:style-name="P5">b) É necessário definir a struct retangulo no header file?</text:p>
      <text:p text:style-name="P5">c) Assista à demonstração de pré-compilação. No caso da distribuição pré-compilada, o cliente é capaz de visualizar a interface (ou seja, os cabeçalhos das funções)? Ele é capaz de visualizar a implementação?</text:p>
      <text:p text:style-name="P5"/>
      <text:p text:style-name="P6">Exercício 6</text:p>
      <text:p text:style-name="P4">Objetivo: entender como funcionam bibliotecas pré-compiladas dinâmicas</text:p>
      <text:p text:style-name="P5"/>
      <text:p text:style-name="P5">A Lenda da Biblioteca Dinâmica</text:p>
      <text:p text:style-name="P5">Bibliotecas estáticas são “unidas” ao código fonte durante a compilação do programa. Diferente delas, as bibliotecas dinâmicas são encontradas durante a execução de um programa. Isso permite que pequenos trechos do programa sejam trocados sem que seja necessário re-compilar o programa inteiro, o que possibilita, por exemplo, atualizações automáticas de partes compiladas de um programa (como as atualizações de segurança do Windows). Bibliotecas dinâmicas, porém, precisam ser compiladas com algum cuidado. O compilador deve ser “avisado” de que se tratam de bibliotecas dinâmicas, e, quando estiver compilando o programa principal, o compilador também deve ser “avisado” de que deve procurar as implementações de algumas funções em um arquivo separado, usando a flag -l (e por isso usamos flags como -lpthread, -ll, etc).</text:p>
      <text:p text:style-name="P5"/>
      <text:p text:style-name="P5">Após assistir à demonstração sobre bibliotecas dinâmicas, discuta com seu grupo se, nos seguintes casos, é melhor usar bibliotecas dinâmicas ou estáticas:</text:p>
      <text:p text:style-name="P5"/>
      <text:p text:style-name="P5">a) Fornecer <text:span text:style-name="T1">patches</text:span> de atualização para uma parte pequena de um programa grande;</text:p>
      <text:p text:style-name="P5">b) Garantir a compilação de um programa único, que não depende de arquivos auxiliares para funcionar</text:p>
      <text:p text:style-name="P5">c) Garantir que o programa fornecido não pode ter suas funcionalidades modificadas por terceiros</text:p>
      <text:p text:style-name="P5">d) Ocultar a implementação das funções do programador final, preservando segredos industriais.</text:p>
      <text:p text:style-name="P6"><text:soft-page-break/>Exercício 7</text:p>
      <text:p text:style-name="P4">Objetivo: propor uma forma de distribuir as bibliotecas</text:p>
      <text:p text:style-name="P5"/>
      <text:p text:style-name="P5">Gostaríamos de fazer um programa com os seguintes requisitos:</text:p>
      <text:p text:style-name="P5">a) Ele calcula a área de um retângulo com um algoritmo secreto patenteado,</text:p>
      <text:p text:style-name="P5">b) Precisamos enviar uma demonstração de interface homem-computador ao cliente, mas o cliente se encarregará de modificar essa interface mais tarde,</text:p>
      <text:p text:style-name="P5">c) Gostaríamos de poder enviar atualizações de nosso algoritmo ao cliente sem que ele tenha que re-compilar seu próprio programa.</text:p>
      <text:p text:style-name="P5">Nesse caso, quais arquivos devemos distribuir e qual deve ser o conteúdo dele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grddl:transformation="http://docs.oasis-open.org/office/1.2/xslt/odf2rdf.xsl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1-14T15:03:01.588377018</meta:creation-date>
    <dc:date>2017-11-23T11:23:34</dc:date>
    <meta:editing-duration>P1DT19H20M8S</meta:editing-duration>
    <meta:editing-cycles>6</meta:editing-cycles>
    <meta:generator>OpenOffice.org/3.3$Unix OpenOffice.org_project/330m20$Build-9567</meta:generator>
    <dc:creator>Tiago Tavares</dc:creator>
    <meta:document-statistic meta:table-count="0" meta:image-count="0" meta:object-count="0" meta:page-count="4" meta:paragraph-count="104" meta:word-count="1013" meta:character-count="6645"/>
  </office:meta>
</office:document-meta>
</file>